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ffff" draw:textarea-horizontal-align="center" draw:textarea-vertical-align="middle"/>
    </style:style>
    <style:style style:name="gr5" style:family="graphic" style:parent-style-name="standard">
      <style:graphic-properties draw:fill="solid" draw:fill-color="#00ffff" draw:textarea-horizontal-align="center" draw:textarea-vertical-align="middl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-width="0.35cm" draw:marker-end="Arrow" draw:marker-end-width="0.45cm" draw:fill="solid" draw:fill-color="#23b8dc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3.5cm" svg:height="8cm" svg:x="8cm" svg:y="1.5cm">
          <text:p/>
        </draw:rect>
        <draw:custom-shape draw:style-name="gr2" draw:text-style-name="P2" draw:layer="layout" svg:width="2.5cm" svg:height="3.5cm" svg:x="4.5cm" svg:y="3cm">
          <text:p text:style-name="P1"><text:span text:style-name="T1">ソース</text:span></text:p>
          <text:p text:style-name="P1"><text:span text:style-name="T1">コード</text:span></text:p>
          <draw:enhanced-geometry svg:viewBox="0 0 21600 21600" draw:glue-points="10800 0 0 10800 10800 21600 21600 10800" draw:text-areas="0 0 21600 ?f11" draw:type="paper" draw:modifiers="17961.309672581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3" draw:text-style-name="P2" draw:layer="layout" svg:width="5.5cm" svg:height="2.5cm" svg:x="8.5cm" svg:y="2.5cm">
          <text:p text:style-name="P1"><text:span text:style-name="T1">構文解析部</text:span></text:p>
        </draw:rect>
        <draw:g>
          <draw:ellipse draw:style-name="gr4" draw:text-style-name="P1" draw:id="id2" draw:layer="layout" svg:width="0.9cm" svg:height="0.8cm" svg:x="15.5cm" svg:y="3.2cm">
            <text:p/>
          </draw:ellipse>
          <draw:ellipse draw:style-name="gr4" draw:text-style-name="P1" draw:id="id5" draw:layer="layout" svg:width="0.9cm" svg:height="0.8cm" svg:x="15cm" svg:y="4.7cm">
            <text:p/>
          </draw:ellipse>
          <draw:ellipse draw:style-name="gr4" draw:text-style-name="P1" draw:id="id4" draw:layer="layout" svg:width="0.9cm" svg:height="0.8cm" svg:x="16.4cm" svg:y="4.7cm">
            <text:p/>
          </draw:ellipse>
          <draw:ellipse draw:style-name="gr4" draw:text-style-name="P1" draw:id="id1" draw:layer="layout" svg:width="0.9cm" svg:height="0.8cm" svg:x="16.15cm" svg:y="2cm">
            <text:p/>
          </draw:ellipse>
          <draw:ellipse draw:style-name="gr4" draw:text-style-name="P1" draw:id="id3" draw:layer="layout" svg:width="0.9cm" svg:height="0.8cm" svg:x="16.9cm" svg:y="3.2cm">
            <text:p/>
          </draw:ellipse>
          <draw:connector draw:style-name="gr4" draw:text-style-name="P1" draw:layer="layout" svg:x1="16.6cm" svg:y1="2.8cm" svg:x2="15.95cm" svg:y2="3.2cm" draw:start-shape="id1" draw:start-glue-point="2" draw:end-shape="id2" draw:end-glue-point="0" svg:d="m16600 2800v200h-650v200">
            <text:p/>
          </draw:connector>
          <draw:connector draw:style-name="gr4" draw:text-style-name="P1" draw:layer="layout" svg:x1="16.6cm" svg:y1="2.8cm" svg:x2="17.35cm" svg:y2="3.2cm" draw:start-shape="id1" draw:start-glue-point="2" draw:end-shape="id3" draw:end-glue-point="0" svg:d="m16600 2800v200h750v200">
            <text:p/>
          </draw:connector>
          <draw:connector draw:style-name="gr4" draw:text-style-name="P1" draw:layer="layout" svg:x1="15.95cm" svg:y1="4cm" svg:x2="16.85cm" svg:y2="4.7cm" draw:start-shape="id2" draw:start-glue-point="2" draw:end-shape="id4" draw:end-glue-point="0" svg:d="m15950 4000v350h900v350">
            <text:p/>
          </draw:connector>
          <draw:connector draw:style-name="gr4" draw:text-style-name="P1" draw:layer="layout" svg:x1="15.95cm" svg:y1="4cm" svg:x2="15.45cm" svg:y2="4.7cm" draw:start-shape="id2" draw:start-glue-point="2" draw:end-shape="id5" draw:end-glue-point="0" svg:d="m15950 4000v350h-500v350">
            <text:p/>
          </draw:connector>
        </draw:g>
        <draw:ellipse draw:style-name="gr5" draw:text-style-name="P2" draw:layer="layout" svg:width="6.5cm" svg:height="2cm" svg:x="1.5cm" svg:y="7cm">
          <text:p text:style-name="P1"><text:span text:style-name="T1">問題作成ルール</text:span></text:p>
        </draw:ellipse>
        <draw:custom-shape draw:style-name="gr6" draw:text-style-name="P1" draw:layer="layout" svg:width="2.5cm" svg:height="2.5cm" svg:x="1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4.5cm" svg:height="2.5cm" svg:x="15.5cm" svg:y="6cm">
          <text:p text:style-name="P1"><text:span text:style-name="T1">問題生成部</text:span></text:p>
        </draw:rect>
        <draw:line draw:style-name="gr7" draw:text-style-name="P1" draw:layer="layout" svg:x1="7cm" svg:y1="4cm" svg:x2="8.5cm" svg:y2="4cm">
          <text:p/>
        </draw:line>
        <draw:line draw:style-name="gr7" draw:text-style-name="P1" draw:layer="layout" svg:x1="8cm" svg:y1="8cm" svg:x2="15.5cm" svg:y2="8cm">
          <text:p/>
        </draw:line>
        <draw:line draw:style-name="gr7" draw:text-style-name="P1" draw:layer="layout" svg:x1="14cm" svg:y1="3.5cm" svg:x2="15.5cm" svg:y2="7.5cm">
          <text:p/>
        </draw:line>
        <draw:frame draw:style-name="gr8" draw:text-style-name="P3" draw:layer="layout" svg:width="3.042cm" svg:height="1.098cm" svg:x="17.458cm" svg:y="4.402cm">
          <draw:text-box>
            <text:p><text:span text:style-name="T1">構文木</text:span></text:p>
          </draw:text-box>
        </draw:frame>
        <draw:line draw:style-name="gr7" draw:text-style-name="P1" draw:layer="layout" svg:x1="20cm" svg:y1="7.5cm" svg:x2="22cm" svg:y2="7.5cm">
          <text:p/>
        </draw:line>
        <draw:frame draw:style-name="gr8" draw:text-style-name="P3" draw:layer="layout" svg:width="4.735cm" svg:height="1.098cm" svg:x="1.5cm" svg:y="1.5cm">
          <draw:text-box>
            <text:p><text:span text:style-name="T1">問題作成者</text:span></text:p>
          </draw:text-box>
        </draw:frame>
        <draw:custom-shape draw:style-name="gr2" draw:text-style-name="P2" draw:layer="layout" svg:width="2.5cm" svg:height="3cm" svg:x="22cm" svg:y="6cm">
          <text:p text:style-name="P1"><text:span text:style-name="T1">問題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28T16:34:44.70</dc:date>
    <meta:editing-duration>PT00H29M02S</meta:editing-duration>
    <meta:editing-cycles>4</meta:editing-cycles>
    <meta:generator>OpenOffice.org/3.0$Win32 OpenOffice.org_project/300m9$Build-9358</meta:generator>
    <meta:document-statistic meta:object-count="23"/>
    <meta:user-defined meta:name="情報 1"/>
    <meta:user-defined meta:name="情報 2"/>
    <meta:user-defined meta:name="情報 3"/>
    <meta:user-defined meta:name="情報 4"/>
  </office:meta>
</office:document-meta>
</file>